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0035in" fo:margin-right="0in" fo:text-indent="-0.0071in" style:auto-text-indent="false"/>
    </style:style>
    <style:style style:name="P2" style:family="paragraph" style:parent-style-name="Heading_20_1">
      <style:paragraph-properties fo:margin-left="-0.0035in" fo:margin-right="0in" fo:margin-top="0in" fo:margin-bottom="0.0339in" style:contextual-spacing="false" fo:text-indent="-0.0071in" style:auto-text-indent="false"/>
    </style:style>
    <style:style style:name="P3" style:family="paragraph" style:parent-style-name="Heading_20_2" style:master-page-name="">
      <loext:graphic-properties draw:fill="none"/>
      <style:paragraph-properties fo:margin-left="0in" fo:margin-right="0in" fo:margin-top="0in" fo:margin-bottom="0.0134in" style:contextual-spacing="false" fo:line-height="107%" fo:keep-together="always" fo:orphans="2" fo:widows="2" fo:text-indent="0.3118in" style:auto-text-indent="false" style:page-number="auto" fo:background-color="transparent" fo:keep-with-next="always" style:writing-mode="lr-tb"/>
      <style:text-properties officeooo:paragraph-rsid="001524dc"/>
    </style:style>
    <style:style style:name="P4" style:family="paragraph" style:parent-style-name="Heading_20_2" style:master-page-name="">
      <loext:graphic-properties draw:fill="none"/>
      <style:paragraph-properties fo:margin-left="0.5in" fo:margin-right="0in" fo:margin-top="0in" fo:margin-bottom="0.0134in" style:contextual-spacing="false" fo:line-height="107%" fo:keep-together="always" fo:orphans="2" fo:widows="2" fo:text-indent="0.3118in" style:auto-text-indent="false" style:page-number="auto" fo:background-color="transparent" fo:keep-with-next="always" style:writing-mode="lr-tb"/>
    </style:style>
    <style:style style:name="P5" style:family="paragraph" style:parent-style-name="Heading_20_2" style:master-page-name="">
      <loext:graphic-properties draw:fill="none"/>
      <style:paragraph-properties fo:margin-left="0.3118in" fo:margin-right="0in" fo:margin-top="0in" fo:margin-bottom="0.0134in" style:contextual-spacing="false" fo:line-height="107%" fo:keep-together="always" fo:orphans="2" fo:widows="2" fo:text-indent="0in" style:auto-text-indent="false" style:page-number="auto" fo:background-color="transparent" fo:keep-with-next="always" style:writing-mode="lr-tb"/>
    </style:style>
    <style:style style:name="P6" style:family="paragraph" style:parent-style-name="Heading_20_2">
      <loext:graphic-properties draw:fill="none"/>
      <style:paragraph-properties fo:margin-left="0in" fo:margin-right="0in" fo:margin-top="0in" fo:margin-bottom="0.0134in" style:contextual-spacing="false" fo:line-height="107%" fo:orphans="2" fo:widows="2" fo:text-indent="0.3118in" style:auto-text-indent="false" fo:background-color="transparent" style:writing-mode="lr-tb"/>
      <style:text-properties officeooo:paragraph-rsid="001524dc"/>
    </style:style>
    <style:style style:name="P7" style:family="paragraph" style:parent-style-name="Heading_20_3">
      <style:paragraph-properties fo:margin-left="0.302in" fo:margin-right="0in" fo:text-indent="-0.0071in" style:auto-text-indent="false"/>
    </style:style>
    <style:style style:name="P8" style:family="paragraph" style:parent-style-name="Standard">
      <style:paragraph-properties fo:margin-left="0.3472in" fo:margin-right="0in" fo:margin-top="0in" fo:margin-bottom="0.222in" style:contextual-spacing="false" fo:line-height="107%" fo:text-indent="0in" style:auto-text-indent="false"/>
    </style:style>
    <style:style style:name="P9" style:family="paragraph" style:parent-style-name="Standard" style:master-page-name="">
      <loext:graphic-properties draw:fill="none"/>
      <style:paragraph-properties fo:margin-left="0.3118in" fo:margin-right="0in" fo:margin-top="0in" fo:margin-bottom="0.2335in" style:contextual-spacing="false" fo:line-height="107%" fo:orphans="2" fo:widows="2" fo:text-indent="0in" style:auto-text-indent="false" style:page-number="auto" fo:background-color="transparent" style:writing-mode="lr-tb"/>
    </style:style>
    <style:style style:name="P10" style:family="paragraph" style:parent-style-name="Standard">
      <style:paragraph-properties fo:margin-left="0in" fo:margin-right="0in" fo:margin-top="0in" fo:margin-bottom="0in" style:contextual-spacing="false" fo:line-height="107%" fo:text-indent="0in" style:auto-text-indent="false"/>
      <style:text-properties fo:font-size="24pt" style:font-size-asian="24pt"/>
    </style:style>
    <style:style style:name="P11" style:family="paragraph" style:parent-style-name="Standard">
      <style:paragraph-properties fo:margin-left="0.0071in" fo:margin-right="1.2209in" fo:margin-top="0in" fo:margin-bottom="0.1764in" style:contextual-spacing="false" fo:text-indent="-0.0071in" style:auto-text-indent="false"/>
    </style:style>
    <style:style style:name="P12" style:family="paragraph" style:parent-style-name="Standard">
      <style:paragraph-properties fo:margin-left="0.0071in" fo:margin-right="1.2209in" fo:text-indent="-0.0071in" style:auto-text-indent="false"/>
    </style:style>
    <style:style style:name="P13" style:family="paragraph" style:parent-style-name="Standard">
      <style:paragraph-properties fo:margin-left="0.302in" fo:margin-right="1.2209in" fo:text-indent="-0.0071in" style:auto-text-indent="false"/>
    </style:style>
    <style:style style:name="P14" style:family="paragraph" style:parent-style-name="Standard">
      <style:paragraph-properties fo:margin-left="0.302in" fo:margin-right="1.2209in" fo:margin-top="0in" fo:margin-bottom="0.1398in" style:contextual-spacing="false" fo:text-indent="-0.0071in" style:auto-text-indent="false"/>
    </style:style>
    <style:style style:name="P15" style:family="paragraph" style:parent-style-name="Standard">
      <style:paragraph-properties fo:margin-top="0in" fo:margin-bottom="0.1827in" style:contextual-spacing="false"/>
    </style:style>
    <style:style style:name="P16" style:family="paragraph" style:parent-style-name="Standard" style:list-style-name="WW8Num3">
      <style:paragraph-properties fo:margin-left="0.3819in" fo:margin-right="1.2209in" fo:text-indent="-0.0866in" style:auto-text-indent="false"/>
    </style:style>
    <style:style style:name="P17" style:family="paragraph" style:parent-style-name="Standard" style:list-style-name="WW8Num3">
      <style:paragraph-properties fo:margin-left="0.3819in" fo:margin-right="1.2209in" fo:margin-top="0in" fo:margin-bottom="0.2598in" style:contextual-spacing="false" fo:text-indent="-0.0866in" style:auto-text-indent="false"/>
    </style:style>
    <style:style style:name="P18" style:family="paragraph" style:parent-style-name="Standard" style:list-style-name="WW8Num2">
      <style:paragraph-properties fo:margin-left="0.3819in" fo:margin-right="1.2209in" fo:text-indent="-0.0866in" style:auto-text-indent="false"/>
    </style:style>
    <style:style style:name="P19" style:family="paragraph" style:parent-style-name="Standard">
      <style:paragraph-properties fo:margin-left="0.3217in" fo:margin-right="0in" fo:margin-top="0in" fo:margin-bottom="0.1311in" style:contextual-spacing="false" fo:line-height="107%" fo:text-align="center" style:justify-single-word="false" fo:text-indent="-0.0071in" style:auto-text-indent="false"/>
      <style:text-properties fo:color="#727272" loext:opacity="100%"/>
    </style:style>
    <style:style style:name="P20" style:family="paragraph" style:parent-style-name="Standard" style:list-style-name="WW8Num1">
      <style:paragraph-properties fo:margin-left="0.3819in" fo:margin-right="1.2209in" fo:text-indent="-0.0866in" style:auto-text-indent="false"/>
    </style:style>
    <style:style style:name="P21" style:family="paragraph" style:parent-style-name="Standard" style:list-style-name="WW8Num1">
      <style:paragraph-properties fo:margin-left="0.3819in" fo:margin-right="1.2209in" fo:margin-top="0in" fo:margin-bottom="0.2965in" style:contextual-spacing="false" fo:text-indent="-0.0866in" style:auto-text-indent="false"/>
    </style:style>
    <style:style style:name="P22" style:family="paragraph" style:parent-style-name="Standard">
      <style:paragraph-properties fo:margin-left="0.302in" fo:margin-right="1.2972in" fo:text-indent="-0.0071in" style:auto-text-indent="false"/>
    </style:style>
    <style:style style:name="P23" style:family="paragraph" style:parent-style-name="Standard">
      <style:paragraph-properties fo:margin-left="0.0902in" fo:margin-right="0in" fo:margin-top="0in" fo:margin-bottom="3.8016in" style:contextual-spacing="false" fo:text-indent="-0.0071in" style:auto-text-indent="false"/>
    </style:style>
    <style:style style:name="P24" style:family="paragraph" style:parent-style-name="Standard" style:master-page-name="">
      <loext:graphic-properties draw:fill="none"/>
      <style:paragraph-properties fo:margin-left="0in" fo:margin-right="0in" fo:margin-top="0in" fo:margin-bottom="0.0173in" style:contextual-spacing="false" fo:line-height="110%" fo:orphans="2" fo:widows="2" fo:text-indent="0.3118in" style:auto-text-indent="false" style:page-number="auto" fo:background-color="transparent" style:writing-mode="lr-tb"/>
      <style:text-properties officeooo:rsid="001524dc" officeooo:paragraph-rsid="001524dc"/>
    </style:style>
    <style:style style:name="P25" style:family="paragraph" style:parent-style-name="Standard" style:master-page-name="">
      <loext:graphic-properties draw:fill="none"/>
      <style:paragraph-properties fo:margin-left="0in" fo:margin-right="0in" fo:margin-top="0in" fo:margin-bottom="0.0173in" style:contextual-spacing="false" fo:line-height="110%" fo:orphans="2" fo:widows="2" fo:text-indent="0.3118in" style:auto-text-indent="false" style:page-number="auto" fo:background-color="transparent" style:writing-mode="lr-tb"/>
      <style:text-properties officeooo:rsid="001524dc" officeooo:paragraph-rsid="001524dc"/>
    </style:style>
    <style:style style:name="P26" style:family="paragraph" style:parent-style-name="Standard" style:list-style-name="L1" style:master-page-name="">
      <loext:graphic-properties draw:fill="none"/>
      <style:paragraph-properties fo:margin-left="0.5in" fo:margin-right="0in" fo:margin-top="0in" fo:margin-bottom="0.0173in" style:contextual-spacing="false" fo:line-height="110%" fo:orphans="2" fo:widows="2" fo:text-indent="-0.1866in" style:auto-text-indent="false" style:page-number="auto" fo:background-color="transparent" style:writing-mode="lr-tb"/>
      <style:text-properties officeooo:rsid="001524dc" officeooo:paragraph-rsid="001524dc"/>
    </style:style>
    <style:style style:name="P27" style:family="paragraph" style:parent-style-name="Standard" style:list-style-name="L1">
      <loext:graphic-properties draw:fill="none"/>
      <style:paragraph-properties fo:margin-left="0.5in" fo:margin-right="0in" fo:margin-top="0in" fo:margin-bottom="0.0173in" style:contextual-spacing="false" fo:line-height="110%" fo:orphans="2" fo:widows="2" fo:text-indent="-0.1866in" style:auto-text-indent="false" fo:background-color="transparent" style:writing-mode="lr-tb"/>
      <style:text-properties officeooo:rsid="001524dc" officeooo:paragraph-rsid="001524dc"/>
    </style:style>
    <style:style style:name="P28" style:family="paragraph" style:parent-style-name="Standard">
      <style:paragraph-properties fo:margin-left="0.302in" fo:margin-right="1.2209in" fo:margin-top="0in" fo:margin-bottom="0.1126in" style:contextual-spacing="false" fo:text-indent="-0.0071in" style:auto-text-indent="false"/>
      <style:text-properties officeooo:paragraph-rsid="001524dc"/>
    </style:style>
    <style:style style:name="P29" style:family="paragraph">
      <loext:graphic-properties draw:fill="solid" draw:fill-color="#000000" draw:opacity="100%"/>
    </style:style>
    <style:style style:name="P30" style:family="paragraph">
      <loext:graphic-properties draw:fill="solid" draw:fill-color="#0073b2" draw:opacity="100%"/>
    </style:style>
    <style:style style:name="T1" style:family="text">
      <style:text-properties fo:color="#0073b1" loext:opacity="100%"/>
    </style:style>
    <style:style style:name="T2" style:family="text">
      <style:text-properties fo:language="none" fo:country="none" style:language-asian="none" style:country-asian="none"/>
    </style:style>
    <style:style style:name="T3" style:family="text">
      <style:text-properties fo:font-size="12pt" fo:font-weight="bold" style:font-size-asian="12pt" style:font-weight-asian="bold"/>
    </style:style>
    <style:style style:name="T4" style:family="text">
      <style:text-properties officeooo:rsid="001524d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fo:margin-left="0.1256in" fo:margin-right="0.1256in" fo:margin-top="0in" fo:margin-bottom="0in" style:run-through="foreground" style:wrap="parallel" style:number-wrapped-paragraphs="no-limit" style:wrap-contour="false" style:vertical-pos="from-top" style:vertical-rel="paragraph" style:horizontal-pos="from-left" style:horizontal-rel="paragraph"/>
    </style:style>
    <style:style style:name="gr2" style:family="graphic">
      <style:graphic-properties draw:stroke="none" draw:fill="solid" draw:fill-color="#000000" draw:opacity="100%"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3" style:family="graphic">
      <style:graphic-properties draw:stroke="none" draw:fill="solid" draw:fill-color="#0073b2" draw:opacity="100%"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4" style:family="graphic">
      <style:graphic-properties draw:stroke="none" draw:fill="solid" draw:fill-color="#000000" draw:opacity="100%" draw:textarea-horizontal-align="left" draw:textarea-vertical-align="top" draw:auto-grow-height="false" fo:min-height="0.002in" fo:min-width="0in" fo:padding-top="0.0902in" fo:padding-bottom="0.0902in" fo:padding-left="0.1736in" fo:padding-right="0.1736in" fo:wrap-option="wrap" draw:shadow-color="#808080" style:run-through="foreground"/>
    </style:style>
    <style:style style:name="gr5" style:family="graphic">
      <style:graphic-properties draw:stroke="none" draw:fill="solid" draw:fill-color="#000000" draw:opacity="100%" draw:textarea-horizontal-align="left" draw:textarea-vertical-align="top" draw:auto-grow-height="false" fo:min-height="0.0283in" fo:min-width="0in" fo:padding-top="0.0902in" fo:padding-bottom="0.0902in" fo:padding-left="0.1736in" fo:padding-right="0.1736in"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lifton Folsom</text:p>
      <text:p text:style-name="P11">Greater Houston</text:p>
      <text:p text:style-name="P28"><text:a xlink:type="simple" xlink:href="mailto:cfolsom86@gmail.com" text:style-name="Internet_20_link" text:visited-style-name="Visited_20_Internet_20_Link"><draw:g text:anchor-type="char" draw:z-index="0" draw:name="Group 1424" draw:style-name="gr1"><draw:custom-shape draw:name="Shape 8" draw:style-name="gr4" draw:text-style-name="P29" svg:width="0.087in" svg:height="0.1823in" svg:x="0.0173in" svg:y="-0.0563in"><text:p/><draw:enhanced-geometry svg:viewBox="0 0 79375 166688" draw:extrusion-allowed="true" draw:text-areas="0 0 79375 166688" draw:glue-points="79375 0 79375 119063 15875 76756 15875 142875 15875 147259 19429 150813 23813 150813 79375 150813 79375 166688 23813 166688 10661 166688 0 156027 0 142875 0 55563 79375 0" draw:type="non-primitive" draw:enhanced-path="M 79375 0 L 79375 119063 L 15875 76756 L 15875 142875 C 15875 147259 19429 150813 23813 150813 L 79375 150813 L 79375 166688 L 23813 166688 C 10661 166688 0 156027 0 142875 L 0 55563 L 79375 0 Z N"><draw:equation draw:name="f0" draw:formula="0*sqrt(1-(/0)*(/0))"/><draw:equation draw:name="f1" draw:formula="1*sqrt(1-(/-12009)*(/-12009))"/><draw:equation draw:name="f2" draw:formula="abs()"/><draw:equation draw:name="f3" draw:formula="abs()"/><draw:equation draw:name="f4" draw:formula="abs()"/><draw:equation draw:name="f5" draw:formula=""/><draw:equation draw:name="f6" draw:formula="max(0,?f29 )"/><draw:equation draw:name="f7" draw:formula="2*sqrt(1-(/19741)*(/19741))"/><draw:equation draw:name="f8" draw:formula="2*sqrt(1-(/-29920)*(/-29920))"/><draw:equation draw:name="f9" draw:formula="max(0,)"/><draw:equation draw:name="f10" draw:formula=""/><draw:equation draw:name="f11" draw:formula="24955-2"/><draw:equation draw:name="f12" draw:formula="11803-2"/><draw:equation draw:name="f13" draw:formula="-9973"/><draw:equation draw:name="f14" draw:formula="0*sqrt(1-(/0)*(/0))"/></draw:enhanced-geometry></draw:custom-shape><draw:custom-shape draw:name="Shape 9" draw:style-name="gr4" draw:text-style-name="P29" svg:width="0.087in" svg:height="0.1823in" svg:x="0.1043in" svg:y="-0.0563in"><text:p/><draw:enhanced-geometry svg:viewBox="0 0 79375 166688" draw:extrusion-allowed="true" draw:text-areas="0 0 79375 166688" draw:glue-points="0 0 79375 55563 79375 142875 79375 156027 68714 166688 55563 166688 0 166688 0 150813 55563 150813 59946 150813 63500 147259 63500 142875 63500 76756 0 119063 0 0" draw:type="non-primitive" draw:enhanced-path="M 0 0 L 79375 55563 L 79375 142875 C 79375 156027 68714 166688 55563 166688 L 0 166688 L 0 150813 L 55563 150813 C 59946 150813 63500 147259 63500 142875 L 63500 76756 L 0 119063 L 0 0 Z N"><draw:equation draw:name="f0" draw:formula=""/><draw:equation draw:name="f1" draw:formula="0*sqrt(1-(/-9973)*(/-9973))"/><draw:equation draw:name="f2" draw:formula="2*sqrt(1-(/11803)*(/11803))"/><draw:equation draw:name="f3" draw:formula="2*sqrt(1-(/24955)*(/24955))"/><draw:equation draw:name="f4" draw:formula=""/><draw:equation draw:name="f5" draw:formula="0*cos(atan2(,))"/><draw:equation draw:name="f6" draw:formula="-29920-2"/><draw:equation draw:name="f7" draw:formula="19741-2"/><draw:equation draw:name="f8" draw:formula="0*cos(atan2(,?f29 ))"/><draw:equation draw:name="f9" draw:formula=""/><draw:equation draw:name="f10" draw:formula="*sin(atan2(,?f59 ))"/><draw:equation draw:name="f11" draw:formula="*sin(atan2(,?f27 ))"/><draw:equation draw:name="f12" draw:formula="*sin(atan2(,))"/><draw:equation draw:name="f13" draw:formula="-12009-1"/><draw:equation draw:name="f14" draw:formula=""/></draw:enhanced-geometry></draw:custom-shape><draw:custom-shape draw:name="Shape 13" draw:style-name="gr5" draw:text-style-name="P29" svg:width="0.048in" svg:height="0.2087in" svg:x="0in" svg:y="0.2327in"><text:p/><draw:enhanced-geometry svg:viewBox="0 0 43962 190500" draw:extrusion-allowed="true" draw:text-areas="0 0 43962 190500" draw:glue-points="14654 0 43962 0 43962 27842 43962 27842 38186 27817 32837 30883 29942 35881 27046 40879 27046 47044 29942 52042 32837 57040 38186 60107 43962 60081 43962 60081 43962 73269 29308 73269 29308 161192 43962 161192 43962 190500 14654 190500 6561 190500 0 183940 0 175846 0 14654 0 6561 6561 0 14654 0" draw:type="non-primitive" draw:enhanced-path="M 14654 0 L 43962 0 L 43962 27842 L 43962 27842 C 38186 27817 32837 30883 29942 35881 C 27046 40879 27046 47044 29942 52042 C 32837 57040 38186 60107 43962 60081 L 43962 60081 L 43962 73269 L 29308 73269 L 29308 161192 L 43962 161192 L 43962 190500 L 14654 190500 C 6561 190500 0 183940 0 175846 L 0 14654 C 0 6561 6561 0 14654 0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12668-2"/><draw:equation draw:name="f22" draw:formula="-20762-2"/><draw:equation draw:name="f23" draw:formula="14654"/><draw:equation draw:name="f24" draw:formula="6561"/><draw:equation draw:name="f25" draw:formula=""/><draw:equation draw:name="f26" draw:formula=""/></draw:enhanced-geometry></draw:custom-shape><draw:custom-shape draw:name="Shape 14" draw:style-name="gr5" draw:text-style-name="P29" svg:width="0.0803in" svg:height="0.2087in" svg:x="0.048in" svg:y="0.2327in"><text:p/><draw:enhanced-geometry svg:viewBox="0 0 73269 190500" draw:extrusion-allowed="true" draw:text-areas="0 0 73269 190500" draw:glue-points="0 0 73269 0 73269 73586 68702 74730 63933 77316 59808 81088 56784 85798 56417 85798 56417 73269 29308 73269 29308 161192 58615 161192 58615 113348 57963 108641 59364 103881 62462 100278 73269 95235 73269 190500 0 190500 0 161192 14654 161192 14654 73269 0 73269 0 60081 11658 55514 14765 52476 16507 48307 16486 43961 16507 39616 14765 35447 11658 32409 0 27842 0 0" draw:type="non-primitive" draw:enhanced-path="M 0 0 L 73269 0 L 73269 73586 L 68702 74730 C 63933 77316 59808 81088 56784 85798 L 56417 85798 L 56417 73269 L 29308 73269 L 29308 161192 L 58615 161192 L 58615 113348 C 57963 108641 59364 103881 62462 100278 L 73269 95235 L 73269 190500 L 0 190500 L 0 161192 L 14654 161192 L 14654 73269 L 0 73269 L 0 60081 L 11658 55514 C 14765 52476 16507 48307 16486 43961 C 16507 39616 14765 35447 11658 32409 L 0 27842 L 0 0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6108-2"/><draw:equation draw:name="f19" draw:formula="30120-2"/><draw:equation draw:name="f20" draw:formula=""/><draw:equation draw:name="f21" draw:formula=""/><draw:equation draw:name="f22" draw:formula="7733-1"/><draw:equation draw:name="f23" draw:formula="-5455"/><draw:equation draw:name="f24" draw:formula=""/><draw:equation draw:name="f25" draw:formula=""/><draw:equation draw:name="f26" draw:formula=""/><draw:equation draw:name="f27" draw:formula=""/><draw:equation draw:name="f28" draw:formula=""/><draw:equation draw:name="f29" draw:formula=""/><draw:equation draw:name="f30" draw:formula=""/><draw:equation draw:name="f31" draw:formula="27842"/><draw:equation draw:name="f32" draw:formula=""/></draw:enhanced-geometry></draw:custom-shape><draw:custom-shape draw:name="Shape 15" draw:style-name="gr5" draw:text-style-name="P29" svg:width="0.0803in" svg:height="0.2087in" svg:x="0.1283in" svg:y="0.2327in"><text:p/><draw:enhanced-geometry svg:viewBox="0 0 73269 190500" draw:extrusion-allowed="true" draw:text-areas="0 0 73269 190500" draw:glue-points="0 0 58615 0 66709 0 73269 6561 73269 14654 73269 175846 73269 183940 66709 190500 58615 190500 0 190500 0 95235 1539 94517 9598 94517 14654 98840 14654 112981 14654 161192 43962 161192 43962 106680 43962 79937 27183 70778 11210 70778 0 73586 0 0" draw:type="non-primitive" draw:enhanced-path="M 0 0 L 58615 0 C 66709 0 73269 6561 73269 14654 L 73269 175846 C 73269 183940 66709 190500 58615 190500 L 0 190500 L 0 95235 L 1539 94517 C 9598 94517 14654 98840 14654 112981 L 14654 161192 L 43962 161192 L 43962 106680 C 43962 79937 27183 70778 11210 70778 L 0 73586 L 0 0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6108-2"/><draw:equation draw:name="f10" draw:formula="29699-1"/><draw:equation draw:name="f11" draw:formula="abs(0)"/><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8050-1"/><draw:equation draw:name="f22" draw:formula=""/></draw:enhanced-geometry></draw:custom-shape></draw:g><draw:g text:anchor-type="char" draw:z-index="1" draw:name="Group 1425" draw:style-name="gr1"><draw:custom-shape draw:name="Shape 11" draw:style-name="gr2" draw:text-style-name="P29" svg:width="0.1768in" svg:height="0.1768in" svg:x="3.5291in" svg:y="-0.0398in"><text:p/><draw:enhanced-geometry svg:viewBox="0 0 161327 161327" draw:extrusion-allowed="true" draw:text-areas="0 0 161327 161327" draw:glue-points="24265 3078 27361 0 32361 0 35457 3078 60460 27763 62214 29378 63232 31639 63277 34023 63322 36406 62390 38704 60698 40384 46252 54116 60725 79544 81783 100603 107212 115076 121341 100867 124735 97539 130170 97539 133564 100867 158250 125553 161327 128649 161327 133649 158250 136745 158250 137063 143010 152303 136072 159232 125656 161327 116578 157621 91057 147500 67859 132295 48395 112933 29032 93468 13828 70271 3707 44749 0 35671 2096 25256 9025 18317 24265 3078" draw:type="non-primitive" draw:enhanced-path="M 24265 3078 C 27361 0 32361 0 35457 3078 L 60460 27763 C 62214 29378 63232 31639 63277 34023 C 63322 36406 62390 38704 60698 40384 L 46252 54116 C 60725 79544 81783 100603 107212 115076 L 121341 100867 C 124735 97539 130170 97539 133564 100867 L 158250 125553 C 161327 128649 161327 133649 158250 136745 L 158250 137063 L 143010 152303 C 136072 159232 125656 161327 116578 157621 C 91057 147500 67859 132295 48395 112933 C 29032 93468 13828 70271 3707 44749 C 0 35671 2096 25256 9025 18317 L 24265 3078 Z N"><draw:equation draw:name="f0" draw:formula=""/><draw:equation draw:name="f1" draw:formula=""/><draw:equation draw:name="f2" draw:formula=""/><draw:equation draw:name="f3" draw:formula="(cos(*(pi/180))*(0-10800)+sin(*(pi/180))*(3078-10800))+10800"/><draw:equation draw:name="f4" draw:formula=""/><draw:equation draw:name="f5" draw:formula="if(,,)"/><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draw:equation draw:name="f29" draw:formula=""/><draw:equation draw:name="f30" draw:formula="*cos(atan2(,-18139))"/><draw:equation draw:name="f31" draw:formula=""/><draw:equation draw:name="f32" draw:formula="min(,4735)"/><draw:equation draw:name="f33" draw:formula=""/><draw:equation draw:name="f34" draw:formula="-29865"/><draw:equation draw:name="f35" draw:formula=""/><draw:equation draw:name="f36" draw:formula=""/><draw:equation draw:name="f37" draw:formula=""/></draw:enhanced-geometry></draw:custom-shape><draw:custom-shape draw:name="Shape 17" draw:style-name="gr3" draw:text-style-name="P30" svg:width="0.0469in" svg:height="0.085in" svg:x="3.5366in" svg:y="0.3319in"><text:p/><draw:enhanced-geometry svg:viewBox="0 0 42538 77501" draw:extrusion-allowed="true" draw:text-areas="0 0 42538 77501" draw:glue-points="42538 0 42538 15752 42501 15762 21942 36320 16309 42004 16329 51173 21988 56832 27647 62491 36816 62512 42501 56878 42538 56841 42538 74036 39784 75785 34767 77313 29342 77501 24066 76183 13514 73546 5274 65307 2637 54754 0 44202 3394 33055 11465 25763 31944 5205 42538 0" draw:type="non-primitive" draw:enhanced-path="M 42538 0 L 42538 15752 L 42501 15762 L 21942 36320 C 16309 42004 16329 51173 21988 56832 C 27647 62491 36816 62512 42501 56878 L 42538 56841 L 42538 74036 L 39784 75785 C 34767 77313 29342 77501 24066 76183 C 13514 73546 5274 65307 2637 54754 C 0 44202 3394 33055 11465 25763 L 31944 5205 L 42538 0 Z N"><draw:equation draw:name="f0" draw:formula=""/><draw:equation draw:name="f1" draw:formula=""/><draw:equation draw:name="f2" draw:formula="max(,15762)"/><draw:equation draw:name="f3" draw:formula=""/><draw:equation draw:name="f4" draw:formula=""/><draw:equation draw:name="f5" draw:formula=""/><draw:equation draw:name="f6" draw:formula=""/><draw:equation draw:name="f7" draw:formula=""/><draw:equation draw:name="f8" draw:formula=""/><draw:equation draw:name="f9" draw:formula="max(,-8658)"/><draw:equation draw:name="f10" draw:formula=""/><draw:equation draw:name="f11" draw:formula=""/><draw:equation draw:name="f12" draw:formula=""/><draw:equation draw:name="f13" draw:formula=""/><draw:equation draw:name="f14" draw:formula=""/><draw:equation draw:name="f15" draw:formula="(0+)/2"/><draw:equation draw:name="f16" draw:formula=""/><draw:equation draw:name="f17" draw:formula=""/><draw:equation draw:name="f18" draw:formula=""/><draw:equation draw:name="f19" draw:formula="-21334"/><draw:equation draw:name="f20" draw:formula=""/><draw:equation draw:name="f21" draw:formula=""/><draw:equation draw:name="f22" draw:formula=""/><draw:equation draw:name="f23" draw:formula=""/></draw:enhanced-geometry></draw:custom-shape><draw:custom-shape draw:name="Shape 18" draw:style-name="gr3" draw:text-style-name="P30" svg:width="0.0713in" svg:height="0.1496in" svg:x="3.5827in" svg:y="0.263in"><text:p/><draw:enhanced-geometry svg:viewBox="0 0 64556 136642" draw:extrusion-allowed="true" draw:text-areas="0 0 64556 136642" draw:glue-points="63801 0 63801 14873 43248 35426 39608 39022 38183 44297 39517 49237 51106 37569 54024 34676 58733 34686 61639 37592 64545 40498 64556 45207 61663 48126 49995 59794 63801 55985 63801 71681 57364 74862 51084 75661 44543 74414 38803 70986 35866 73922 38542 78384 39968 83484 39993 88686 39988 96454 36906 103903 31421 109403 10863 129961 343 136642 343 119447 20864 99005 23619 96279 25164 92561 25150 88686 25109 87504 24923 86330 24595 85194 13006 96782 10035 99288 5637 99094 2899 96335 161 93576 0 89178 2528 86226 14117 74557 343 78357 343 62606 6762 59452 13041 58667 19577 59928 25309 63366 28246 60429 25569 55967 24144 50867 24118 45665 24124 37859 27237 30375 32770 24869 53249 4390 63801 0" draw:type="non-primitive" draw:enhanced-path="M 63801 0 L 63801 14873 L 43248 35426 C 39608 39022 38183 44297 39517 49237 L 51106 37569 C 54024 34676 58733 34686 61639 37592 C 64545 40498 64556 45207 61663 48126 L 49995 59794 L 63801 55985 L 63801 71681 L 57364 74862 C 51084 75661 44543 74414 38803 70986 L 35866 73922 C 38542 78384 39968 83484 39993 88686 C 39988 96454 36906 103903 31421 109403 L 10863 129961 L 343 136642 L 343 119447 L 20864 99005 C 23619 96279 25164 92561 25150 88686 C 25109 87504 24923 86330 24595 85194 L 13006 96782 C 10035 99288 5637 99094 2899 96335 C 161 93576 0 89178 2528 86226 L 14117 74557 L 343 78357 L 343 62606 L 6762 59452 C 13041 58667 19577 59928 25309 63366 L 28246 60429 C 25569 55967 24144 50867 24118 45665 C 24124 37859 27237 30375 32770 24869 L 53249 4390 L 63801 0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atan2(?f116 ,0)/(pi/180)"/><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draw:equation draw:name="f29" draw:formula=""/><draw:equation draw:name="f30" draw:formula="sqrt(1*1-0*0)"/><draw:equation draw:name="f31" draw:formula=""/><draw:equation draw:name="f32" draw:formula=""/><draw:equation draw:name="f33" draw:formula=""/><draw:equation draw:name="f34" draw:formula=""/><draw:equation draw:name="f35" draw:formula=""/><draw:equation draw:name="f36" draw:formula=""/><draw:equation draw:name="f37" draw:formula=""/><draw:equation draw:name="f38" draw:formula=""/><draw:equation draw:name="f39" draw:formula="max(0,-31978)"/><draw:equation draw:name="f40" draw:formula=""/><draw:equation draw:name="f41" draw:formula=""/><draw:equation draw:name="f42" draw:formula="23642-1"/><draw:equation draw:name="f43" draw:formula=""/><draw:equation draw:name="f44" draw:formula=""/><draw:equation draw:name="f45" draw:formula=""/><draw:equation draw:name="f46" draw:formula=""/><draw:equation draw:name="f47" draw:formula=""/><draw:equation draw:name="f48" draw:formula=""/><draw:equation draw:name="f49" draw:formula=""/><draw:equation draw:name="f50" draw:formula=""/><draw:equation draw:name="f51" draw:formula=""/><draw:equation draw:name="f52" draw:formula=""/><draw:equation draw:name="f53" draw:formula=""/><draw:equation draw:name="f54" draw:formula=""/><draw:equation draw:name="f55" draw:formula=""/><draw:equation draw:name="f56" draw:formula=""/><draw:equation draw:name="f57" draw:formula="(0+24869)/2"/><draw:equation draw:name="f58" draw:formula="0*/"/><draw:equation draw:name="f59" draw:formula=""/></draw:enhanced-geometry></draw:custom-shape><draw:custom-shape draw:name="Shape 19" draw:style-name="gr3" draw:text-style-name="P30" svg:width="0.0461in" svg:height="0.0831in" svg:x="3.6528in" svg:y="0.2587in"><text:p/><draw:enhanced-geometry svg:viewBox="0 0 41941 75943" draw:extrusion-allowed="true" draw:text-areas="0 0 41941 75943" draw:glue-points="10244 0 22118 21 32818 7172 37380 18134 41941 29096 39474 41726 31120 50165 10562 70723 0 75943 0 60247 5 60246 20563 39688 26197 34003 26177 24834 20517 19175 17688 16346 13981 14926 10271 14918 6560 14909 2847 16313 5 19129 0 19134 0 4262 10244 0" draw:type="non-primitive" draw:enhanced-path="M 10244 0 C 22118 21 32818 7172 37380 18134 C 41941 29096 39474 41726 31120 50165 L 10562 70723 L 0 75943 L 0 60247 L 5 60246 L 20563 39688 C 26197 34003 26177 24834 20517 19175 C 17688 16346 13981 14926 10271 14918 C 6560 14909 2847 16313 5 19129 L 0 19134 L 0 4262 L 10244 0 Z N"><draw:equation draw:name="f0" draw:formula="min(,0)"/><draw:equation draw:name="f1" draw:formula=""/><draw:equation draw:name="f2" draw:formula=""/><draw:equation draw:name="f3" draw:formula="min(0,18134)"/><draw:equation draw:name="f4" draw:formula=""/><draw:equation draw:name="f5" draw:formula=""/><draw:equation draw:name="f6" draw:formula=""/><draw:equation draw:name="f7" draw:formula=""/><draw:equation draw:name="f8" draw:formula="10407-1"/><draw:equation draw:name="f9" draw:formula="-5289"/><draw:equation draw:name="f10" draw:formula="max(0,-5290)"/><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max(0,19129)"/><draw:equation draw:name="f21" draw:formula="19134"/><draw:equation draw:name="f22" draw:formula="4262"/><draw:equation draw:name="f23" draw:formula="min(,0)"/></draw:enhanced-geometry></draw:custom-shape></draw:g>cfolsom86@gmail.com</text:a> <text:tab/><text:tab/><text:tab/>(850) 228-8601</text:p>
      <text:p text:style-name="P8"><text:a xlink:type="simple" xlink:href="https://www.linkedin.com/in/cliff-folsom-5b331266" text:style-name="Internet_20_link" text:visited-style-name="Visited_20_Internet_20_Link">linkedin.com/in/cliff-folsom-5b331266</text:a><text:span text:style-name="T1"> </text:span><text:a xlink:type="simple" xlink:href="https://www.folsom-prism.com/" text:style-name="Internet_20_link" text:visited-style-name="Visited_20_Internet_20_Link">https://www.folsom-prism.com</text:a></text:p>
      <text:h text:style-name="P1" text:outline-level="1">Summary</text:h>
      <text:p text:style-name="P12">Summary</text:p>
      <text:p text:style-name="P15">Experienced and goal-focused individual seeking a challenging position that allows for the application of design, critical thinking, leadership and motivational skills with an opportunity for career advancement.</text:p>
      <text:h text:style-name="P2" text:outline-level="1">Experience</text:h>
      <text:h text:style-name="P3" text:outline-level="2"><text:span text:style-name="T4">Kitchen Manager</text:span></text:h>
      <text:h text:style-name="Heading_20_3" text:outline-level="3">Wacked Out Weiner</text:h>
      <text:p text:style-name="P24">Jan 2023 - Present</text:p>
      <text:p text:style-name="P24">Multi-tasked across multiple roles to assist the opening of a new restaurant </text:p>
      <text:list text:style-name="L1">
        <text:list-item>
          <text:p text:style-name="P26">Assisted in menu creation and plating design</text:p>
        </text:list-item>
        <text:list-item>
          <text:p text:style-name="P27">Created and installed standard practices of sanitation and proper storage methods</text:p>
        </text:list-item>
        <text:list-item>
          <text:p text:style-name="P27">Conversed with distributors to ensure product standards were met along with proper product availability pars</text:p>
        </text:list-item>
        <text:list-item>
          <text:p text:style-name="P27">Managed and trained employees on company standards, industry standards, sanitation as well as training on stations to ensure all customer orders were made correctly</text:p>
        </text:list-item>
        <text:list-item>
          <text:p text:style-name="P27">Handled customer complaints in a professional and courteous manner</text:p>
        </text:list-item>
        <text:list-item>
          <text:p text:style-name="P27">Covered shifts when employees call-out and managed all stations and processes as needed</text:p>
        </text:list-item>
      </text:list>
      <text:h text:style-name="P6" text:outline-level="2"/>
      <text:h text:style-name="P6" text:outline-level="2">Junior Web Developer</text:h>
      <text:h text:style-name="P7" text:outline-level="3">DECODE</text:h>
      <text:p text:style-name="P13">Jul 2021 - Jan 2023 (1 year 7 months)</text:p>
      <text:p text:style-name="P13">Multi-tasked across multiple functions and roles to meet deadlines and organizational expectations</text:p>
      <text:list text:style-name="WW8Num3">
        <text:list-item>
          <text:p text:style-name="P16">Built website interfaces using HTML, CSS, JavaScript and more</text:p>
        </text:list-item>
        <text:list-item>
          <text:p text:style-name="P16">Developed page layouts and navigation tools that met or exceeded expectations</text:p>
        </text:list-item>
        <text:list-item>
          <text:p text:style-name="P16">Strengthened Intranet and sub-sites to bolster internal communication strategies</text:p>
        </text:list-item>
        <text:list-item>
          <text:p text:style-name="P16">Implemented Google SEO and ad campaigns</text:p>
        </text:list-item>
        <text:list-item>
          <text:p text:style-name="P16">Provided front-end web development using AEM, WordPress, HubSpot and manyothers</text:p>
        </text:list-item>
        <text:list-item>
          <text:p text:style-name="P16">Coded websites using HTML, CSS, JS, React and jQuery</text:p>
        </text:list-item>
        <text:list-item>
          <text:p text:style-name="P16">Managed debugging tools to eliminate flaws and errors prior to publishing</text:p>
        </text:list-item>
        <text:list-item>
          <text:p text:style-name="P17">Adhered to SEO standards and best practices</text:p>
        </text:list-item>
      </text:list>
      <text:h text:style-name="P4" text:outline-level="2"><text:s/>Kitchen Manager</text:h>
      <text:h text:style-name="P7" text:outline-level="3">Mellow Mushroom</text:h>
      <text:p text:style-name="P13">Jan 2018 - Jul 2021 (3 years 7 months)</text:p>
      <text:p text:style-name="P13">Managed inventory as well as order procurement</text:p>
      <text:list text:style-name="WW8Num2">
        <text:list-item>
          <text:p text:style-name="P18">Responsible for all new hires and training staff in accordance with company policyand procedures</text:p>
        </text:list-item>
        <text:list-item>
          <text:p text:style-name="P18">Controlled labor and food cost budgets in accordance with company standards</text:p>
        </text:list-item>
        <text:list-item>
          <text:p text:style-name="P18">Organized kitchen and bar staff schedules</text:p>
        </text:list-item>
        <text:list-item>
          <text:p text:style-name="P18"><text:soft-page-break/>Ensured work procedures, quality standards and menu specifications were followedto company requirements</text:p>
        </text:list-item>
        <text:list-item>
          <text:p text:style-name="P18">Assisted new ad promotions and creating new promotional menu items</text:p>
        </text:list-item>
        <text:list-item>
          <text:p text:style-name="P18">Coordinated and communicated on orders with serving staff and “Front of House”management</text:p>
        </text:list-item>
        <text:list-item>
          <text:p text:style-name="P18">Maintained high levels of customer service standards to continually exceed customerexpectations</text:p>
        </text:list-item>
        <text:list-item>
          <text:p text:style-name="P18">Received orders, process payments and respond appropriately to customer concerns</text:p>
        </text:list-item>
      </text:list>
      <text:p text:style-name="P13"/>
      <text:h text:style-name="P5" text:outline-level="2" text:is-list-header="true"><text:span text:style-name="T4">Hibachi </text:span>Chef</text:h>
      <text:h text:style-name="P7" text:outline-level="3">WILD GINGER RESTAURANT LLC</text:h>
      <text:p text:style-name="P13">Jan 2017 - Jan 2018 (1 year 1 month)</text:p>
      <text:p text:style-name="P22">Processed controlled food portions provided to each Chef during menu preparation • Responsible for scheduling of all breaks to ensure consistent prep coverage, as well as assisting other chefs with daily duties</text:p>
      <text:list text:style-name="WW8Num1">
        <text:list-item>
          <text:p text:style-name="P20">Ensured all staff complied with restaurant standards for food labeling and datestamps</text:p>
        </text:list-item>
        <text:list-item>
          <text:p text:style-name="P20">Managed inventory and cost control of all food, operating supplies, and beverages</text:p>
        </text:list-item>
        <text:list-item>
          <text:p text:style-name="P20">Handled division of large cuts of beef, chicken, fish to prepare for dinner service</text:p>
        </text:list-item>
        <text:list-item>
          <text:p text:style-name="P20">Regulated labor hours to meet or below forecasted budget</text:p>
        </text:list-item>
        <text:list-item>
          <text:p text:style-name="P21">Maintained sanitary and safe working environment</text:p>
        </text:list-item>
      </text:list>
      <text:h text:style-name="P2" text:outline-level="1">Education</text:h>
      <text:p text:style-name="P9"><text:span text:style-name="T3"><text:s/>Keiser University</text:span></text:p>
      <text:h text:style-name="P1" text:outline-level="1">Skills</text:h>
      <text:p text:style-name="P23">adobe <text:s text:c="2"/>• <text:s text:c="2"/>advertising <text:s text:c="2"/>• <text:s text:c="2"/>art <text:s text:c="2"/>• <text:s text:c="2"/>budgeting <text:s text:c="2"/>• <text:s text:c="2"/>cost control <text:s text:c="2"/>• <text:s text:c="2"/>css <text:s text:c="2"/>• <text:s text:c="2"/>customer service <text:s text:c="2"/>• <text:s text:c="2"/>debugging <text:s text:c="2"/>• <text:s/>harvard <text:s text:c="2"/>• <text:s text:c="2"/>html</text:p>
      <text:p text:style-name="P19">Clifton Folsom - page 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071in" fo:margin-right="0in" fo:margin-top="0in" fo:margin-bottom="0.0173in" style:contextual-spacing="false" fo:line-height="110%" fo:orphans="2" fo:widows="2" fo:text-indent="-0.0071in" style:auto-text-indent="false" style:writing-mode="lr-tb"/>
      <style:text-properties fo:color="#000000" loext:opacity="100%" style:font-name="Arial1" fo:font-family="Arial" style:font-family-generic="swiss" style:font-pitch="variable" fo:font-size="10pt" fo:language="en" fo:country="US" style:font-name-asian="Arial1" style:font-family-asian="Arial" style:font-family-generic-asian="swiss" style:font-pitch-asian="variable" style:font-size-asian="10pt" style:font-name-complex="Arial1"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next-style-name="Standard" style:default-outline-level="1" style:class="text">
      <style:paragraph-properties fo:margin-left="0.0071in" fo:margin-right="0in" fo:line-height="107%" fo:keep-together="always" fo:orphans="2" fo:widows="2" fo:text-indent="-0.0071in" style:auto-text-indent="false" fo:keep-with-next="always" style:writing-mode="lr-tb"/>
      <style:text-properties fo:color="#000000" loext:opacity="100%" style:font-name="Arial1" fo:font-family="Arial" style:font-family-generic="swiss" style:font-pitch="variable" fo:font-size="14pt" fo:language="en" fo:country="US" fo:font-weight="bold" style:font-name-asian="Arial1" style:font-family-asian="Arial" style:font-family-generic-asian="swiss" style:font-pitch-asian="variable" style:font-size-asian="14pt" style:font-weight-asian="bold" style:font-name-complex="Arial1" style:font-family-complex="Arial" style:font-family-generic-complex="swiss" style:font-pitch-complex="variable" style:font-size-complex="11pt" style:language-complex="ar" style:country-complex="SA"/>
    </style:style>
    <style:style style:name="Heading_20_2" style:display-name="Heading 2" style:family="paragraph" style:next-style-name="Standard" style:default-outline-level="2" style:class="text">
      <style:paragraph-properties fo:margin-left="-0.0071in" fo:margin-right="0in" fo:margin-top="0in" fo:margin-bottom="0.0134in" style:contextual-spacing="false" fo:line-height="107%" fo:keep-together="always" fo:orphans="2" fo:widows="2" fo:text-indent="-0.0071in" style:auto-text-indent="false" fo:keep-with-next="always" style:writing-mode="lr-tb"/>
      <style:text-properties fo:color="#000000" loext:opacity="100%" style:font-name="Arial1" fo:font-family="Arial" style:font-family-generic="swiss" style:font-pitch="variable" fo:font-size="12pt" fo:language="en" fo:country="US" fo:font-weight="bold" style:font-name-asian="Arial1" style:font-family-asian="Arial" style:font-family-generic-asian="swiss" style:font-pitch-asian="variable" style:font-size-asian="12pt" style:font-weight-asian="bold" style:font-name-complex="Arial1" style:font-family-complex="Arial" style:font-family-generic-complex="swiss" style:font-pitch-complex="variable" style:font-size-complex="11pt" style:language-complex="ar" style:country-complex="SA"/>
    </style:style>
    <style:style style:name="Heading_20_3" style:display-name="Heading 3" style:family="paragraph" style:next-style-name="Standard" style:default-outline-level="3" style:class="text">
      <style:paragraph-properties fo:margin-left="0.3126in" fo:margin-right="0in" fo:line-height="107%" fo:keep-together="always" fo:orphans="2" fo:widows="2" fo:text-indent="-0.0071in" style:auto-text-indent="false" fo:keep-with-next="always" style:writing-mode="lr-tb"/>
      <style:text-properties fo:color="#000000" loext:opacity="100%" style:font-name="Arial1" fo:font-family="Arial" style:font-family-generic="swiss" style:font-pitch="variable" fo:font-size="12pt" fo:language="en" fo:country="US" style:font-name-asian="Arial1" style:font-family-asian="Arial" style:font-family-generic-asian="swiss" style:font-pitch-asian="variable" style:font-size-asian="12pt" style:font-name-complex="Arial1" style:font-family-complex="Arial" style:font-family-generic-complex="swiss" style:font-pitch-complex="variable" style:font-size-complex="11pt" style:language-complex="ar" style:country-complex="SA"/>
    </style:style>
    <style:style style:name="WW8Num1z0" style:family="text">
      <style:text-properties fo:color="#000000" loext:opacity="100%" style:text-line-through-style="none" style:text-line-through-type="none" style:text-position="0% 100%" style:font-name="Arial1" fo:font-family="Arial" style:font-family-generic="swiss" style:font-pitch="variable" fo:font-size="10pt" fo:font-style="normal" style:text-underline-style="none" fo:font-weight="normal" fo:background-color="transparent" style:font-name-asian="Arial1" style:font-family-asian="Arial" style:font-family-generic-asian="swiss" style:font-pitch-asian="variable" style:font-size-asian="10pt" style:font-style-asian="normal" style:font-weight-asian="normal" style:font-name-complex="Arial1" style:font-family-complex="Arial" style:font-family-generic-complex="swiss" style:font-pitch-complex="variable" style:font-size-complex="10pt" loext:padding="0in" loext:border="none" loext:shadow="none"/>
    </style:style>
    <style:style style:name="WW8Num2z0" style:family="text">
      <style:text-properties fo:color="#000000" loext:opacity="100%" style:text-line-through-style="none" style:text-line-through-type="none" style:text-position="0% 100%" style:font-name="Arial1" fo:font-family="Arial" style:font-family-generic="swiss" style:font-pitch="variable" fo:font-size="10pt" fo:font-style="normal" style:text-underline-style="none" fo:font-weight="normal" fo:background-color="transparent" style:font-name-asian="Arial1" style:font-family-asian="Arial" style:font-family-generic-asian="swiss" style:font-pitch-asian="variable" style:font-size-asian="10pt" style:font-style-asian="normal" style:font-weight-asian="normal" style:font-name-complex="Arial1" style:font-family-complex="Arial" style:font-family-generic-complex="swiss" style:font-pitch-complex="variable" style:font-size-complex="10pt" loext:padding="0in" loext:border="none" loext:shadow="none"/>
    </style:style>
    <style:style style:name="WW8Num3z0" style:family="text">
      <style:text-properties fo:color="#000000" loext:opacity="100%" style:text-line-through-style="none" style:text-line-through-type="none" style:text-position="0% 100%" style:font-name="Arial1" fo:font-family="Arial" style:font-family-generic="swiss" style:font-pitch="variable" fo:font-size="10pt" fo:font-style="normal" style:text-underline-style="none" fo:font-weight="normal" fo:background-color="transparent" style:font-name-asian="Arial1" style:font-family-asian="Arial" style:font-family-generic-asian="swiss" style:font-pitch-asian="variable" style:font-size-asian="10pt" style:font-style-asian="normal" style:font-weight-asian="normal" style:font-name-complex="Arial1" style:font-family-complex="Arial" style:font-family-generic-complex="swiss" style:font-pitch-complex="variable" style:font-size-complex="10pt" loext:padding="0in" loext:border="none" loext:shadow="none"/>
    </style:style>
    <style:style style:name="Default_20_Paragraph_20_Font" style:display-name="Default Paragraph Font" style:family="text"/>
    <style:style style:name="Heading_20_3_20_Char" style:display-name="Heading 3 Char" style:family="text">
      <style:text-properties fo:color="#000000" loext:opacity="100%" style:font-name="Arial1" fo:font-family="Arial" style:font-family-generic="swiss" style:font-pitch="variable" fo:font-size="12pt" style:font-name-asian="Arial1" style:font-family-asian="Arial" style:font-family-generic-asian="swiss" style:font-pitch-asian="variable" style:font-size-asian="12pt" style:font-name-complex="Arial1" style:font-family-complex="Arial" style:font-family-generic-complex="swiss" style:font-pitch-complex="variable"/>
    </style:style>
    <style:style style:name="Heading_20_2_20_Char" style:display-name="Heading 2 Char" style:family="text">
      <style:text-properties fo:color="#000000" loext:opacity="100%" style:font-name="Arial1" fo:font-family="Arial" style:font-family-generic="swiss" style:font-pitch="variable" fo:font-size="12pt" fo:font-weight="bold" style:font-name-asian="Arial1" style:font-family-asian="Arial" style:font-family-generic-asian="swiss" style:font-pitch-asian="variable" style:font-size-asian="12pt" style:font-weight-asian="bold" style:font-name-complex="Arial1" style:font-family-complex="Arial" style:font-family-generic-complex="swiss" style:font-pitch-complex="variable"/>
    </style:style>
    <style:style style:name="Heading_20_1_20_Char" style:display-name="Heading 1 Char" style:family="text">
      <style:text-properties fo:color="#000000" loext:opacity="100%" style:font-name="Arial1" fo:font-family="Arial" style:font-family-generic="swiss" style:font-pitch="variable" fo:font-size="14pt" fo:font-weight="bold" style:font-name-asian="Arial1" style:font-family-asian="Arial" style:font-family-generic-asian="swiss" style:font-pitch-asian="variable" style:font-size-asian="14pt" style:font-weight-asian="bold" style:font-name-complex="Arial1" style:font-family-complex="Arial" style:font-family-generic-complex="swiss"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5in" fo:margin-left="0.3819in"/>
        </style:list-level-properties>
        <style:text-properties style:font-name="Arial1"/>
      </text:list-level-style-bullet>
      <text:list-level-style-bullet text:level="2" text:style-name="WW8Num1z0" loext:num-list-format="%2%." style:num-suffix="." text:bullet-char="o">
        <style:list-level-properties text:list-level-position-and-space-mode="label-alignment">
          <style:list-level-label-alignment text:label-followed-by="listtab" fo:margin-left="1.0555in"/>
        </style:list-level-properties>
        <style:text-properties style:font-name="Arial1"/>
      </text:list-level-style-bullet>
      <text:list-level-style-bullet text:level="3" text:style-name="WW8Num1z0" loext:num-list-format="%3%." style:num-suffix="." text:bullet-char="▪">
        <style:list-level-properties text:list-level-position-and-space-mode="label-alignment">
          <style:list-level-label-alignment text:label-followed-by="listtab" fo:margin-left="1.5555in"/>
        </style:list-level-properties>
        <style:text-properties style:font-name="Arial1"/>
      </text:list-level-style-bullet>
      <text:list-level-style-bullet text:level="4" text:style-name="WW8Num1z0" loext:num-list-format="%4%." style:num-suffix="." text:bullet-char="•">
        <style:list-level-properties text:list-level-position-and-space-mode="label-alignment">
          <style:list-level-label-alignment text:label-followed-by="listtab" fo:margin-left="2.0555in"/>
        </style:list-level-properties>
        <style:text-properties style:font-name="Arial1"/>
      </text:list-level-style-bullet>
      <text:list-level-style-bullet text:level="5" text:style-name="WW8Num1z0" loext:num-list-format="%5%." style:num-suffix="." text:bullet-char="o">
        <style:list-level-properties text:list-level-position-and-space-mode="label-alignment">
          <style:list-level-label-alignment text:label-followed-by="listtab" fo:margin-left="2.5555in"/>
        </style:list-level-properties>
        <style:text-properties style:font-name="Arial1"/>
      </text:list-level-style-bullet>
      <text:list-level-style-bullet text:level="6" text:style-name="WW8Num1z0" loext:num-list-format="%6%." style:num-suffix="." text:bullet-char="▪">
        <style:list-level-properties text:list-level-position-and-space-mode="label-alignment">
          <style:list-level-label-alignment text:label-followed-by="listtab" fo:margin-left="3.0555in"/>
        </style:list-level-properties>
        <style:text-properties style:font-name="Arial1"/>
      </text:list-level-style-bullet>
      <text:list-level-style-bullet text:level="7" text:style-name="WW8Num1z0" loext:num-list-format="%7%." style:num-suffix="." text:bullet-char="•">
        <style:list-level-properties text:list-level-position-and-space-mode="label-alignment">
          <style:list-level-label-alignment text:label-followed-by="listtab" fo:margin-left="3.5555in"/>
        </style:list-level-properties>
        <style:text-properties style:font-name="Arial1"/>
      </text:list-level-style-bullet>
      <text:list-level-style-bullet text:level="8" text:style-name="WW8Num1z0" loext:num-list-format="%8%." style:num-suffix="." text:bullet-char="o">
        <style:list-level-properties text:list-level-position-and-space-mode="label-alignment">
          <style:list-level-label-alignment text:label-followed-by="listtab" fo:margin-left="4.0555in"/>
        </style:list-level-properties>
        <style:text-properties style:font-name="Arial1"/>
      </text:list-level-style-bullet>
      <text:list-level-style-bullet text:level="9" text:style-name="WW8Num1z0" loext:num-list-format="%9%." style:num-suffix="." text:bullet-char="▪">
        <style:list-level-properties text:list-level-position-and-space-mode="label-alignment">
          <style:list-level-label-alignment text:label-followed-by="listtab" fo:margin-left="4.5555in"/>
        </style:list-level-properties>
        <style:text-properties style:font-name="Aria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5in" fo:margin-left="0.3819in"/>
        </style:list-level-properties>
        <style:text-properties style:font-name="Arial1"/>
      </text:list-level-style-bullet>
      <text:list-level-style-bullet text:level="2" text:style-name="WW8Num2z0" loext:num-list-format="%2%." style:num-suffix="." text:bullet-char="o">
        <style:list-level-properties text:list-level-position-and-space-mode="label-alignment">
          <style:list-level-label-alignment text:label-followed-by="listtab" fo:margin-left="1.0555in"/>
        </style:list-level-properties>
        <style:text-properties style:font-name="Arial1"/>
      </text:list-level-style-bullet>
      <text:list-level-style-bullet text:level="3" text:style-name="WW8Num2z0" loext:num-list-format="%3%." style:num-suffix="." text:bullet-char="▪">
        <style:list-level-properties text:list-level-position-and-space-mode="label-alignment">
          <style:list-level-label-alignment text:label-followed-by="listtab" fo:margin-left="1.5555in"/>
        </style:list-level-properties>
        <style:text-properties style:font-name="Arial1"/>
      </text:list-level-style-bullet>
      <text:list-level-style-bullet text:level="4" text:style-name="WW8Num2z0" loext:num-list-format="%4%." style:num-suffix="." text:bullet-char="•">
        <style:list-level-properties text:list-level-position-and-space-mode="label-alignment">
          <style:list-level-label-alignment text:label-followed-by="listtab" fo:margin-left="2.0555in"/>
        </style:list-level-properties>
        <style:text-properties style:font-name="Arial1"/>
      </text:list-level-style-bullet>
      <text:list-level-style-bullet text:level="5" text:style-name="WW8Num2z0" loext:num-list-format="%5%." style:num-suffix="." text:bullet-char="o">
        <style:list-level-properties text:list-level-position-and-space-mode="label-alignment">
          <style:list-level-label-alignment text:label-followed-by="listtab" fo:margin-left="2.5555in"/>
        </style:list-level-properties>
        <style:text-properties style:font-name="Arial1"/>
      </text:list-level-style-bullet>
      <text:list-level-style-bullet text:level="6" text:style-name="WW8Num2z0" loext:num-list-format="%6%." style:num-suffix="." text:bullet-char="▪">
        <style:list-level-properties text:list-level-position-and-space-mode="label-alignment">
          <style:list-level-label-alignment text:label-followed-by="listtab" fo:margin-left="3.0555in"/>
        </style:list-level-properties>
        <style:text-properties style:font-name="Arial1"/>
      </text:list-level-style-bullet>
      <text:list-level-style-bullet text:level="7" text:style-name="WW8Num2z0" loext:num-list-format="%7%." style:num-suffix="." text:bullet-char="•">
        <style:list-level-properties text:list-level-position-and-space-mode="label-alignment">
          <style:list-level-label-alignment text:label-followed-by="listtab" fo:margin-left="3.5555in"/>
        </style:list-level-properties>
        <style:text-properties style:font-name="Arial1"/>
      </text:list-level-style-bullet>
      <text:list-level-style-bullet text:level="8" text:style-name="WW8Num2z0" loext:num-list-format="%8%." style:num-suffix="." text:bullet-char="o">
        <style:list-level-properties text:list-level-position-and-space-mode="label-alignment">
          <style:list-level-label-alignment text:label-followed-by="listtab" fo:margin-left="4.0555in"/>
        </style:list-level-properties>
        <style:text-properties style:font-name="Arial1"/>
      </text:list-level-style-bullet>
      <text:list-level-style-bullet text:level="9" text:style-name="WW8Num2z0" loext:num-list-format="%9%." style:num-suffix="." text:bullet-char="▪">
        <style:list-level-properties text:list-level-position-and-space-mode="label-alignment">
          <style:list-level-label-alignment text:label-followed-by="listtab" fo:margin-left="4.5555in"/>
        </style:list-level-properties>
        <style:text-properties style:font-name="Aria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5in" fo:margin-left="0.3819in"/>
        </style:list-level-properties>
        <style:text-properties style:font-name="Arial1"/>
      </text:list-level-style-bullet>
      <text:list-level-style-bullet text:level="2" text:style-name="WW8Num3z0" loext:num-list-format="%2%." style:num-suffix="." text:bullet-char="o">
        <style:list-level-properties text:list-level-position-and-space-mode="label-alignment">
          <style:list-level-label-alignment text:label-followed-by="listtab" fo:margin-left="1.0555in"/>
        </style:list-level-properties>
        <style:text-properties style:font-name="Arial1"/>
      </text:list-level-style-bullet>
      <text:list-level-style-bullet text:level="3" text:style-name="WW8Num3z0" loext:num-list-format="%3%." style:num-suffix="." text:bullet-char="▪">
        <style:list-level-properties text:list-level-position-and-space-mode="label-alignment">
          <style:list-level-label-alignment text:label-followed-by="listtab" fo:margin-left="1.5555in"/>
        </style:list-level-properties>
        <style:text-properties style:font-name="Arial1"/>
      </text:list-level-style-bullet>
      <text:list-level-style-bullet text:level="4" text:style-name="WW8Num3z0" loext:num-list-format="%4%." style:num-suffix="." text:bullet-char="•">
        <style:list-level-properties text:list-level-position-and-space-mode="label-alignment">
          <style:list-level-label-alignment text:label-followed-by="listtab" fo:margin-left="2.0555in"/>
        </style:list-level-properties>
        <style:text-properties style:font-name="Arial1"/>
      </text:list-level-style-bullet>
      <text:list-level-style-bullet text:level="5" text:style-name="WW8Num3z0" loext:num-list-format="%5%." style:num-suffix="." text:bullet-char="o">
        <style:list-level-properties text:list-level-position-and-space-mode="label-alignment">
          <style:list-level-label-alignment text:label-followed-by="listtab" fo:margin-left="2.5555in"/>
        </style:list-level-properties>
        <style:text-properties style:font-name="Arial1"/>
      </text:list-level-style-bullet>
      <text:list-level-style-bullet text:level="6" text:style-name="WW8Num3z0" loext:num-list-format="%6%." style:num-suffix="." text:bullet-char="▪">
        <style:list-level-properties text:list-level-position-and-space-mode="label-alignment">
          <style:list-level-label-alignment text:label-followed-by="listtab" fo:margin-left="3.0555in"/>
        </style:list-level-properties>
        <style:text-properties style:font-name="Arial1"/>
      </text:list-level-style-bullet>
      <text:list-level-style-bullet text:level="7" text:style-name="WW8Num3z0" loext:num-list-format="%7%." style:num-suffix="." text:bullet-char="•">
        <style:list-level-properties text:list-level-position-and-space-mode="label-alignment">
          <style:list-level-label-alignment text:label-followed-by="listtab" fo:margin-left="3.5555in"/>
        </style:list-level-properties>
        <style:text-properties style:font-name="Arial1"/>
      </text:list-level-style-bullet>
      <text:list-level-style-bullet text:level="8" text:style-name="WW8Num3z0" loext:num-list-format="%8%." style:num-suffix="." text:bullet-char="o">
        <style:list-level-properties text:list-level-position-and-space-mode="label-alignment">
          <style:list-level-label-alignment text:label-followed-by="listtab" fo:margin-left="4.0555in"/>
        </style:list-level-properties>
        <style:text-properties style:font-name="Arial1"/>
      </text:list-level-style-bullet>
      <text:list-level-style-bullet text:level="9" text:style-name="WW8Num3z0" loext:num-list-format="%9%." style:num-suffix="." text:bullet-char="▪">
        <style:list-level-properties text:list-level-position-and-space-mode="label-alignment">
          <style:list-level-label-alignment text:label-followed-by="listtab" fo:margin-left="4.5555in"/>
        </style:list-level-properties>
        <style:text-properties style:font-name="Aria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957in" fo:margin-bottom="0.3571in" fo:margin-left="0.6665in" fo:margin-right="0.981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subject/>
    <meta:keyword/>
    <meta:initial-creator>word</meta:initial-creator>
    <meta:creation-date>2023-10-18T12:11:00</meta:creation-date>
    <dc:date>2023-10-18T14:35:22.290000000</dc:date>
    <meta:editing-cycles>3</meta:editing-cycles>
    <meta:editing-duration>PT2H14M35S</meta:editing-duration>
    <meta:document-statistic meta:table-count="0" meta:image-count="0" meta:object-count="0" meta:page-count="2" meta:paragraph-count="56" meta:word-count="499" meta:character-count="3329" meta:non-whitespace-character-count="2872"/>
    <meta:generator>LibreOffice/7.5.7.1$Windows_X86_64 LibreOffice_project/47eb0cf7efbacdee9b19ae25d6752381ede23126</meta:generator>
  </office:meta>
</office:document-meta>
</file>